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3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5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6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7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1" style:family="paragraph" style:parent-style-name="Standard">
      <style:text-properties officeooo:rsid="000382d3" officeooo:paragraph-rsid="000382d3"/>
    </style:style>
    <style:style style:name="P22" style:family="paragraph" style:parent-style-name="Standard" style:list-style-name="L1">
      <style:text-properties officeooo:rsid="00037ad1" officeooo:paragraph-rsid="00037ad1"/>
    </style:style>
    <style:style style:name="P23" style:family="paragraph" style:parent-style-name="Standard" style:list-style-name="L1">
      <style:text-properties officeooo:rsid="000382d3" officeooo:paragraph-rsid="000382d3"/>
    </style:style>
    <style:style style:name="P24" style:family="paragraph" style:parent-style-name="Standard" style:list-style-name="L1">
      <style:text-properties officeooo:rsid="000bdb24" officeooo:paragraph-rsid="000bdb24"/>
    </style:style>
    <style:style style:name="P25" style:family="paragraph" style:parent-style-name="Standard" style:list-style-name="L1">
      <style:text-properties officeooo:rsid="00103d94" officeooo:paragraph-rsid="00103d94"/>
    </style:style>
    <style:style style:name="P26" style:family="paragraph" style:parent-style-name="Standard" style:list-style-name="L2">
      <style:text-properties fo:font-weight="normal" officeooo:rsid="0005d4f5" officeooo:paragraph-rsid="0005d4f5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07b5cc" officeooo:paragraph-rsid="0007b5cc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092e"/>
    </style:style>
    <style:style style:name="T3" style:family="text">
      <style:text-properties officeooo:rsid="0008f413"/>
    </style:style>
    <style:style style:name="T4" style:family="text">
      <style:text-properties officeooo:rsid="0015e176"/>
    </style:style>
    <style:style style:name="T5" style:family="text">
      <style:text-properties officeooo:rsid="00222662"/>
    </style:style>
    <style:style style:name="T6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Measurement</text:span> </text:p>
      <text:p text:style-name="P1"/>
      <text:list xml:id="list3829140528985377896" text:style-name="L1">
        <text:list-item>
          <text:p text:style-name="P22">\subsection{Jet Energy Corrections and Selection} : Corrections Section labelling</text:p>
        </text:list-item>
        <text:list-item>
          <text:p text:style-name="P23">Event selection : kfactors <text:span text:style-name="T2">section labelling</text:span></text:p>
        </text:list-item>
        <text:list-item>
          <text:p text:style-name="P24">Luminosity measurement section label</text:p>
        </text:list-item>
        <text:list-item>
          <text:p text:style-name="P25">JEC section label</text:p>
        </text:list-item>
      </text:list>
      <text:p text:style-name="P21"/>
      <text:p text:style-name="P2">Bibliography</text:p>
      <text:list xml:id="list4080983603118326500" text:style-name="L2">
        <text:list-item>
          <text:p text:style-name="P26">Style</text:p>
        </text:list-item>
        <text:list-item>
          <text:p text:style-name="P26">URL links visiting times</text:p>
        </text:list-item>
        <text:list-item>
          <text:p text:style-name="P27">Bibitem Manually</text:p>
        </text:list-item>
      </text:list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4">Check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20">6</text:p>
          </table:table-cell>
          <table:table-cell table:style-name="Table1.H1" office:value-type="string">
            <text:p text:style-name="P20">7</text:p>
          </table:table-cell>
        </table:table-row>
        <table:table-row>
          <table:table-cell table:style-name="Table1.A2" office:value-type="string">
            <text:p text:style-name="P8">Spell check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Fig., <text:s/>Ref., <text:span text:style-name="T4">Sec. abbreviations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Grammar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Figures caption <text:span text:style-name="T3">and Source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Plots should match with PAS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Check 300 position for all plot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Check colors in fig captio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Figures in content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Ref <text:span text:style-name="T5">and text </text:span>from PAS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Capital/Small letters in Title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<text:span text:style-name="T5">D</text:span>ecimal points in axi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All figures legend : nj&gt;=2, nj&gt;=3, R32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Label 10 power : sequence check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<text:span text:style-name="T6">C</text:span>aption spacing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30">R32 italic on plots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31">Intro and ending of each chap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32">Lumi for data, 8Tev for rest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</table:table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7-11-24T16:45:27.804031066</dc:date>
    <meta:editing-duration>P3DT7H40M57S</meta:editing-duration>
    <meta:editing-cycles>29</meta:editing-cycles>
    <meta:generator>LibreOffice/5.1.6.2$Linux_X86_64 LibreOffice_project/10m0$Build-2</meta:generator>
    <meta:document-statistic meta:table-count="1" meta:image-count="0" meta:object-count="0" meta:page-count="2" meta:paragraph-count="34" meta:word-count="122" meta:character-count="689" meta:non-whitespace-character-count="606"/>
  </office:meta>
</office:document-meta>
</file>